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Tahoma2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officeooo:paragraph-rsid="002a6345" style:font-name-asian="Times New Roman" style:language-asian="pt" style:country-asian="BR" style:font-name-complex="Courier New3"/>
    </style:style>
    <style:style style:name="P2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style:text-line-through-style="none" style:text-line-through-type="none" style:font-name="Courier New1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4" style:family="paragraph" style:parent-style-name="Preformatted_20_Text">
      <style:paragraph-properties fo:margin-top="0cm" fo:margin-bottom="0cm" loext:contextual-spacing="false" fo:line-height="100%" fo:text-align="center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ize-complex="11pt"/>
    </style:style>
    <style:style style:name="P5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6" style:family="paragraph" style:parent-style-name="Preformatted_20_Text">
      <style:paragraph-properties fo:line-height="100%" fo:orphans="2" fo:widows="2"/>
      <style:text-properties fo:color="#000000" style:font-name="Courier New1" fo:font-size="11pt" officeooo:paragraph-rsid="002a6345" style:font-size-asian="11pt" style:font-size-complex="11pt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8bde9" officeooo:paragraph-rsid="002a6345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ff7700" style:font-name="Courier New1" fo:font-size="11pt" fo:letter-spacing="normal" fo:font-style="normal" fo:font-weight="bold" officeooo:rsid="0028bde9" officeooo:paragraph-rsid="002a6345" style:font-size-asian="11pt" style:font-size-complex="11pt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1" fo:font-size="11pt" officeooo:paragraph-rsid="002cb011" style:font-size-asian="11pt" style:font-size-complex="11pt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cb011"/>
    </style:style>
    <style:style style:name="P12" style:family="paragraph" style:parent-style-name="Preformatted_20_Text">
      <style:paragraph-properties fo:line-height="100%" fo:orphans="2" fo:widows="2"/>
      <style:text-properties fo:font-variant="normal" fo:text-transform="none" fo:color="#ff7700" style:font-name="Courier New1" fo:font-size="11pt" fo:letter-spacing="normal" fo:font-style="normal" fo:font-weight="bold" officeooo:paragraph-rsid="002a6345" style:font-size-asian="11pt" style:font-size-complex="11pt"/>
    </style:style>
    <style:style style:name="P13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paragraph-rsid="002a6345" style:font-size-asian="11pt" style:font-size-complex="11pt"/>
    </style:style>
    <style:style style:name="P14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paragraph-rsid="002cb011" style:font-size-asian="11pt" style:font-size-complex="11pt"/>
    </style:style>
    <style:style style:name="P15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officeooo:paragraph-rsid="002a6345" style:font-size-asian="11pt" style:font-size-complex="11pt"/>
    </style:style>
    <style:style style:name="P1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officeooo:paragraph-rsid="002dc185" style:font-size-asian="11pt" style:font-size-complex="11pt"/>
    </style:style>
    <style:style style:name="P17" style:family="paragraph" style:parent-style-name="Preformatted_20_Text">
      <style:paragraph-properties fo:line-height="100%" fo:orphans="2" fo:widows="2"/>
      <style:text-properties fo:color="#000000" style:font-name="Courier New1" fo:font-size="11pt" officeooo:paragraph-rsid="002a6345" style:font-size-asian="11pt" style:font-size-complex="11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/>
    </style:style>
    <style:style style:name="P20" style:family="paragraph">
      <style:paragraph-properties fo:text-align="center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3" style:family="paragraph">
      <style:paragraph-properties fo:line-height="100%"/>
    </style:style>
    <style:style style:name="P24" style:family="paragraph">
      <loext:graphic-properties draw:fill="none" draw:fill-color="#ffffff"/>
      <style:paragraph-properties fo:line-height="100%"/>
      <style:text-properties style:font-name="Courier New1" fo:font-size="11pt" style:font-size-asian="11pt" style:font-name-complex="Courier New1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1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fo:letter-spacing="normal" fo:font-style="normal" fo:font-weight="bold" officeooo:rsid="002a5eef"/>
    </style:style>
    <style:style style:name="T6" style:family="text">
      <style:text-properties fo:font-variant="normal" fo:text-transform="none" fo:letter-spacing="normal" fo:font-style="normal" fo:font-weight="bold" officeooo:rsid="0028bde9"/>
    </style:style>
    <style:style style:name="T7" style:family="text">
      <style:text-properties fo:font-variant="normal" fo:text-transform="none" fo:letter-spacing="normal" fo:font-style="normal" fo:font-weight="bold" officeooo:rsid="002dd2ec"/>
    </style:style>
    <style:style style:name="T8" style:family="text">
      <style:text-properties fo:font-variant="normal" fo:text-transform="none" fo:letter-spacing="normal" fo:font-style="normal" fo:font-weight="bold" officeooo:rsid="002b5cc9"/>
    </style:style>
    <style:style style:name="T9" style:family="text">
      <style:text-properties fo:font-variant="normal" fo:text-transform="none" fo:letter-spacing="normal" fo:font-style="normal" fo:font-weight="bold" officeooo:rsid="002dd2ec" style:font-style-asian="normal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officeooo:rsid="002b5cc9" style:font-style-asian="normal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bold" officeooo:rsid="002a5eef" style:font-style-asian="normal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bold" officeooo:rsid="002cb011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2dd2ec" style:font-style-asian="normal" style:font-weight-asian="normal"/>
    </style:style>
    <style:style style:name="T15" style:family="text">
      <style:text-properties fo:font-variant="normal" fo:text-transform="none" fo:letter-spacing="normal" fo:font-style="normal" fo:font-weight="normal" officeooo:rsid="001a4422" style:font-style-asian="normal" style:font-weight-asian="normal" style:font-weight-complex="bold"/>
    </style:style>
    <style:style style:name="T16" style:family="text">
      <style:text-properties fo:font-variant="normal" fo:text-transform="none" fo:letter-spacing="normal" fo:font-style="normal" fo:font-weight="normal" officeooo:rsid="002dd2ec"/>
    </style:style>
    <style:style style:name="T17" style:family="text">
      <style:text-properties fo:font-variant="normal" fo:text-transform="none" fo:letter-spacing="normal" fo:font-style="normal" fo:font-weight="normal" officeooo:rsid="002b5cc9"/>
    </style:style>
    <style:style style:name="T18" style:family="text">
      <style:text-properties fo:font-variant="normal" fo:text-transform="none" style:font-name="Courier New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9" style:family="text">
      <style:text-properties fo:font-variant="normal" fo:text-transform="none" style:font-name="Courier New1" fo:font-size="11pt" fo:letter-spacing="normal" fo:font-style="normal" fo:font-weight="bold" officeooo:rsid="002a5eef" style:font-size-asian="11pt" style:font-style-asian="normal" style:font-weight-asian="bold" style:font-size-complex="11pt" style:font-weight-complex="bold"/>
    </style:style>
    <style:style style:name="T20" style:family="text">
      <style:text-properties fo:font-variant="normal" fo:text-transform="none" style:font-name="Courier New1" fo:font-size="11pt" fo:letter-spacing="normal" fo:font-style="normal" fo:font-weight="bold" officeooo:rsid="002b5cc9" style:font-size-asian="11pt" style:font-style-asian="normal" style:font-weight-asian="bold" style:font-size-complex="11pt" style:font-weight-complex="bold"/>
    </style:style>
    <style:style style:name="T21" style:family="text">
      <style:text-properties fo:font-variant="normal" fo:text-transform="none" style:font-name="Courier New1" fo:font-size="11pt" fo:letter-spacing="normal" fo:font-style="normal" fo:font-weight="bold" officeooo:rsid="002cb011" style:font-size-asian="11pt" style:font-style-asian="normal" style:font-weight-asian="bold" style:font-size-complex="11pt" style:font-weight-complex="bold"/>
    </style:style>
    <style:style style:name="T22" style:family="text">
      <style:text-properties fo:font-variant="normal" fo:text-transform="none" style:font-name="Courier New1" fo:font-size="11pt" fo:letter-spacing="normal" fo:font-style="normal" fo:font-weight="bold" style:font-size-asian="11pt" style:font-size-complex="11pt"/>
    </style:style>
    <style:style style:name="T23" style:family="text">
      <style:text-properties fo:font-variant="normal" fo:text-transform="none" style:font-name="Courier New1" fo:font-size="11pt" fo:letter-spacing="normal" fo:font-style="normal" fo:font-weight="bold" officeooo:rsid="0028bde9" style:font-size-asian="11pt" style:font-size-complex="11pt"/>
    </style:style>
    <style:style style:name="T24" style:family="text">
      <style:text-properties fo:font-variant="normal" fo:text-transform="none" style:font-name="Courier New1" fo:font-size="11pt" fo:letter-spacing="normal" fo:font-style="normal" fo:font-weight="bold" officeooo:rsid="002b5cc9" style:font-size-asian="11pt" style:font-size-complex="11pt"/>
    </style:style>
    <style:style style:name="T25" style:family="text">
      <style:text-properties fo:font-variant="normal" fo:text-transform="none" style:font-name="Courier New1" fo:font-size="11pt" fo:letter-spacing="normal" fo:font-style="normal" fo:font-weight="bold" officeooo:rsid="002cb011" style:font-size-asian="11pt" style:font-size-complex="11pt"/>
    </style:style>
    <style:style style:name="T26" style:family="text">
      <style:text-properties fo:font-variant="normal" fo:text-transform="none" style:font-name="Courier New1" fo:font-size="11pt" fo:letter-spacing="normal" fo:font-style="normal" fo:font-weight="normal" style:font-size-asian="11pt" style:font-style-asian="normal" style:font-weight-asian="normal" style:font-size-complex="11pt"/>
    </style:style>
    <style:style style:name="T27" style:family="text">
      <style:text-properties fo:font-variant="normal" fo:text-transform="none" style:font-name="Courier New1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28" style:family="text">
      <style:text-properties fo:font-variant="normal" fo:text-transform="none" style:font-name="Courier New1" fo:font-size="11pt" fo:letter-spacing="normal" fo:font-style="normal" fo:font-weight="normal" style:font-size-asian="11pt" style:font-size-complex="11pt"/>
    </style:style>
    <style:style style:name="T29" style:family="text">
      <style:text-properties fo:font-variant="normal" fo:text-transform="none" style:font-name="Courier New1" fo:font-size="11pt" fo:letter-spacing="normal" fo:font-style="normal" fo:font-weight="normal" officeooo:rsid="002b5cc9" style:font-size-asian="11pt" style:font-size-complex="11pt"/>
    </style:style>
    <style:style style:name="T30" style:family="text">
      <style:text-properties fo:font-variant="normal" fo:text-transform="none" style:font-name="Courier New1" fo:letter-spacing="normal" fo:font-style="normal" fo:font-weight="bold" style:font-style-asian="normal" style:font-weight-asian="bold" style:font-weight-complex="bold"/>
    </style:style>
    <style:style style:name="T31" style:family="text">
      <style:text-properties fo:font-variant="normal" fo:text-transform="none" style:font-name="Courier New1" fo:letter-spacing="normal" fo:font-style="normal" fo:font-weight="bold" officeooo:rsid="002a5eef" style:font-style-asian="normal" style:font-weight-asian="bold" style:font-weight-complex="bold"/>
    </style:style>
    <style:style style:name="T32" style:family="text">
      <style:text-properties fo:font-variant="normal" fo:text-transform="none" style:font-name="Courier New1" fo:letter-spacing="normal" fo:font-style="normal" fo:font-weight="normal" style:font-style-asian="normal" style:font-weight-asian="normal"/>
    </style:style>
    <style:style style:name="T33" style:family="text">
      <style:text-properties fo:font-variant="normal" fo:text-transform="none" style:font-name="Courier New1" fo:letter-spacing="normal" fo:font-style="normal" fo:font-weight="normal" officeooo:rsid="001a4422" style:font-style-asian="normal" style:font-weight-asian="normal" style:font-weight-complex="bold"/>
    </style:style>
    <style:style style:name="T34" style:family="text">
      <style:text-properties fo:font-weight="bold"/>
    </style:style>
    <style:style style:name="T35" style:family="text">
      <style:text-properties fo:font-weight="bold" officeooo:rsid="002a5eef"/>
    </style:style>
    <style:style style:name="T36" style:family="text">
      <style:text-properties fo:font-weight="bold" officeooo:rsid="002b5cc9"/>
    </style:style>
    <style:style style:name="T37" style:family="text">
      <style:text-properties fo:font-weight="bold" officeooo:rsid="002c0a7f"/>
    </style:style>
    <style:style style:name="T38" style:family="text">
      <style:text-properties fo:color="#000000" style:font-name="Courier New1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3"/>
    </style:style>
    <style:style style:name="T39" style:family="text">
      <style:text-properties fo:color="#000000" style:font-name="Courier New1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3"/>
    </style:style>
    <style:style style:name="T40" style:family="text">
      <style:text-properties fo:font-style="normal" fo:font-weight="normal"/>
    </style:style>
    <style:style style:name="T41" style:family="text">
      <style:text-properties fo:font-style="normal" fo:font-weight="normal" officeooo:rsid="002c0a7f"/>
    </style:style>
    <style:style style:name="T42" style:family="text">
      <style:text-properties fo:font-style="normal" fo:font-weight="bold"/>
    </style:style>
    <style:style style:name="T43" style:family="text">
      <style:text-properties fo:font-style="normal" fo:font-weight="bold" officeooo:rsid="002a5eef"/>
    </style:style>
    <style:style style:name="T44" style:family="text">
      <style:text-properties fo:font-style="normal" fo:font-weight="bold" officeooo:rsid="002c0a7f"/>
    </style:style>
    <style:style style:name="T45" style:family="text">
      <style:text-properties fo:font-style="normal" fo:font-weight="bold" officeooo:rsid="002b5cc9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fo:font-weight="bold" officeooo:rsid="002c0a7f" style:font-size-asian="10pt" style:font-size-complex="10pt"/>
    </style:style>
    <style:style style:name="T48" style:family="text">
      <style:text-properties fo:font-size="10pt" fo:font-style="normal" fo:font-weight="bold" officeooo:rsid="002c0a7f" style:font-size-asian="10pt" style:font-size-complex="10pt"/>
    </style:style>
    <style:style style:name="T49" style:family="text">
      <style:text-properties style:font-name="Chilanka" fo:font-size="24pt"/>
    </style:style>
    <style:style style:name="T50" style:family="text">
      <style:text-properties fo:color="#212121" style:font-name="Courier New1" fo:font-size="11pt" style:font-size-asian="11pt" style:font-name-complex="Courier New1"/>
    </style:style>
    <style:style style:name="T51" style:family="text">
      <style:text-properties fo:color="#000000" style:font-name="Courier New1" fo:font-size="11pt" style:font-size-asian="11pt" style:font-name-complex="Courier New1"/>
    </style:style>
    <style:style style:name="T52" style:family="text">
      <style:text-properties fo:color="#000000" style:font-name="Courier New1" fo:font-size="11pt" fo:font-weight="bold" style:font-size-asian="11pt" style:font-weight-asian="bold" style:font-name-complex="Courier New1" style:font-weight-complex="bold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7.698cm" fo:min-width="5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92cm" fo:min-width="0.7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9.6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none" draw:textarea-vertical-align="middle" draw:auto-grow-height="false" fo:min-height="7.389cm" fo:min-width="0.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94cm" fo:min-width="0.811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2cm" fo:min-width="2.533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" svg:stroke-color="#000000" draw:fill="none" draw:textarea-horizontal-align="justify" draw:textarea-vertical-align="middle" draw:auto-grow-height="false" fo:min-height="0.489cm" fo:min-width="1.4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dash" draw:stroke-dash="Fine_20_Dashe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draw:z-index="0" draw:name="Figura1" draw:style-name="gr1" draw:text-style-name="P18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39">T</text:span><text:span text:style-name="T38">eu reino me chamou de seu</text:span></text:p>
      <text:p text:style-name="P1"/>
      <text:p text:style-name="P5"/>
      <text:p text:style-name="P3"><text:bookmark text:name="cifra_tom"/><text:span text:style-name="T2">Tom</text:span><text:span text:style-name="T3">: </text:span><text:span text:style-name="Internet_20_link"><text:span text:style-name="T1">C</text:span></text:span></text:p>
      <text:p text:style-name="P2"><text:bookmark text:name="cifra_capo"/><text:bookmark text:name="cifra_afi"/></text:p>
      <text:p text:style-name="P10"><text:span text:style-name="T18">Intro </text:span><text:span text:style-name="T21">2</text:span><text:span text:style-name="T19">x</text:span><text:span text:style-name="T26">: </text:span><text:span text:style-name="T27"><text:s text:c="2"/></text:span><text:span text:style-name="T22">Bb</text:span><text:span text:style-name="T28"> <text:s/></text:span><text:span text:style-name="T22">Dm C</text:span><text:span text:style-name="T23">9 </text:span><text:span text:style-name="T24">F/A</text:span></text:p>
      <text:p text:style-name="P11"><text:span text:style-name="T24"><text:tab/><text:tab/> Bb</text:span><text:span text:style-name="T29"> <text:s/></text:span><text:span text:style-name="T24">Dm C</text:span><text:span text:style-name="T23">9 </text:span><text:span text:style-name="T25">Am7</text:span></text:p>
      <text:p text:style-name="P6"/>
      <text:p text:style-name="P13"><text:span text:style-name="T34">Bb</text:span><text:span text:style-name="T35">9</text:span> <text:s text:c="12"/><text:span text:style-name="T34">C</text:span><text:span text:style-name="T35">9</text:span></text:p>
      <text:p text:style-name="P13">Escravo um dia fui <text:s text:c="20"/></text:p>
      <text:p text:style-name="P6"><text:span text:style-name="T4"><text:s/><text:tab/><text:tab/><text:tab/><text:tab/>Dm</text:span><text:span text:style-name="T5">7</text:span><text:span text:style-name="T4"> <text:tab/><text:tab/><text:tab/></text:span><text:span text:style-name="T5">F/</text:span><text:span text:style-name="T8">A</text:span></text:p>
      <text:p text:style-name="P13">Mas tua Verdade me alcançou <text:s/>e livre sou</text:p>
      <text:p text:style-name="P6"/>
      <text:p text:style-name="P13"><text:span text:style-name="T34"><text:s text:c="5"/>Bb</text:span><text:span text:style-name="T35">9</text:span> <text:s text:c="9"/><text:span text:style-name="T34">C</text:span><text:span text:style-name="T35">9</text:span> <text:s text:c="10"/><text:span text:style-name="T34">Dm</text:span><text:span text:style-name="T35">7</text:span><text:span text:style-name="T34"> <text:s/></text:span><text:span text:style-name="T35">F</text:span></text:p>
      <text:p text:style-name="P13">És o Rei que decidiu morar em mim <text:s text:c="2"/></text:p>
      <text:p text:style-name="P13"><text:s text:c="3"/></text:p>
      <text:p text:style-name="P6"><text:span text:style-name="T4"><text:s text:c="8"/>Bb</text:span><text:span text:style-name="T5">9</text:span><text:span text:style-name="T13"> <text:s text:c="10"/></text:span><text:span text:style-name="T4">C</text:span><text:span text:style-name="T5">9</text:span><text:span text:style-name="T13"> <text:s text:c="13"/></text:span><text:span text:style-name="T4">Dm</text:span><text:span text:style-name="T5">7</text:span></text:p>
      <text:p text:style-name="P13">És bem vindo em meu ser toma este lugar</text:p>
      <text:p text:style-name="P6"/>
      <text:p text:style-name="P13"><text:span text:style-name="T34"><text:s text:c="6"/>Bb</text:span><text:span text:style-name="T35">9</text:span> <text:s text:c="6"/><text:span text:style-name="T34">C</text:span><text:span text:style-name="T35">9</text:span> <text:s text:c="7"/><text:span text:style-name="T34">Dm <text:s text:c="2"/></text:span><text:span text:style-name="T35">F/</text:span><text:span text:style-name="T36">A</text:span></text:p>
      <text:p text:style-name="P13">Mergulhamos em ti, Senhor</text:p>
      <text:p text:style-name="P6"/>
      <text:p text:style-name="P6"/>
      <text:p text:style-name="P15"><text:s text:c="3"/><text:span text:style-name="T42">Bb</text:span><text:span text:style-name="T43">9</text:span><text:span text:style-name="T40"> <text:s text:c="17"/></text:span><text:span text:style-name="T42">C</text:span><text:span text:style-name="T43">9</text:span></text:p>
      <text:p text:style-name="P13"><draw:line text:anchor-type="paragraph" draw:z-index="2" draw:name="Forma2" draw:style-name="gr3" draw:text-style-name="P20" svg:x1="-0.314cm" svg:y1="13.222cm" svg:x2="-0.337cm" svg:y2="0.203cm"><text:p/></draw:line><draw:line text:anchor-type="paragraph" draw:z-index="3" draw:name="Forma3" draw:style-name="gr4" draw:text-style-name="P20" svg:x1="-0.314cm" svg:y1="0.203cm" svg:x2="0.004cm" svg:y2="0.203cm"><text:p/></draw:line>Teu Reino me chamou de seu</text:p>
      <text:p text:style-name="P15"><text:s text:c="16"/><text:span text:style-name="T42">F</text:span><text:span text:style-name="T40"> <text:s text:c="10"/></text:span><text:span text:style-name="T42">Dm</text:span><text:span text:style-name="T44">7</text:span></text:p>
      <text:p text:style-name="P13">Já não sou mais órfão, sou filho</text:p>
      <text:p text:style-name="P15"><text:s text:c="4"/><text:span text:style-name="T42">Bb</text:span><text:span text:style-name="T43">9 <text:s text:c="12"/></text:span><text:span text:style-name="T40"><text:s text:c="2"/></text:span><text:span text:style-name="T42">C</text:span><text:span text:style-name="T43">9</text:span><text:span text:style-name="T40"> <text:s text:c="21"/></text:span><text:span text:style-name="T41">F <text:s text:c="5"/></text:span><text:span text:style-name="T42">Dm</text:span><text:span text:style-name="T43">7</text:span></text:p>
      <text:p text:style-name="P13">Crucificado fui com Cristo, não vivo mais pra mim</text:p>
      <text:p text:style-name="P13"/>
      <text:p text:style-name="P15"><text:s text:c="5"/><text:span text:style-name="T42">Bb</text:span><text:span text:style-name="T44">9</text:span><text:span text:style-name="T40"> <text:s text:c="16"/></text:span><text:span text:style-name="T42">C</text:span><text:span text:style-name="T44">9</text:span></text:p>
      <text:p text:style-name="P13">Teu Reino me chamou de Seu <text:s text:c="7"/></text:p>
      <text:p text:style-name="P15"><text:s text:c="16"/><text:span text:style-name="T42">F</text:span><text:span text:style-name="T40"> <text:s text:c="9"/></text:span><text:span text:style-name="T42">Dm</text:span><text:span text:style-name="T44">7</text:span></text:p>
      <text:p text:style-name="P13">Já não sou mais órfão, Sou Filho</text:p>
      <text:p text:style-name="P15"><text:s text:c="4"/><text:span text:style-name="T42">Bb</text:span><text:span text:style-name="T44">9</text:span><text:span text:style-name="T40"> <text:s text:c="13"/></text:span><text:span text:style-name="T42">C</text:span><text:span text:style-name="T44">9</text:span><text:span text:style-name="T40"> <text:s text:c="23"/></text:span><text:span text:style-name="T42">Bb</text:span><text:span text:style-name="T44">9</text:span><text:span text:style-name="T40"> <text:s text:c="2"/></text:span><text:span text:style-name="T42">C</text:span><text:span text:style-name="T44">9</text:span></text:p>
      <text:p text:style-name="P13">Crucificado fui com Cristo, não vivo mais pra mim, "usa-me"</text:p>
      <text:p text:style-name="P6"><draw:custom-shape text:anchor-type="paragraph" draw:z-index="1" draw:name="Forma1" draw:style-name="gr2" draw:text-style-name="P19" svg:width="5.365cm" svg:height="7.698cm" svg:x="-0.072cm" svg:y="0.422cm"><text:p/><draw:enhanced-geometry svg:viewBox="0 0 21600 21600" draw:type="rectangle" draw:enhanced-path="M 0 0 L 21600 0 21600 21600 0 21600 0 0 Z N"/></draw:custom-shape></text:p>
      <text:p text:style-name="P15"><text:s text:c="12"/><text:span text:style-name="T42">Dm</text:span><text:span text:style-name="T44">7</text:span></text:p>
      <text:p text:style-name="P13">Venha o Teu Reino </text:p>
      <text:p text:style-name="P15"><text:s text:c="13"/><text:span text:style-name="T42">Bb</text:span><text:span text:style-name="T44">9</text:span></text:p>
      <text:p text:style-name="P13">Venha a tua Vontade</text:p>
      <text:p text:style-name="P15"><draw:frame text:anchor-type="paragraph" draw:z-index="5" draw:name="Forma4" draw:style-name="gr6" draw:text-style-name="P24" svg:width="7.875cm" svg:height="9.665cm" svg:x="11.456cm" svg:y="0.007cm"><draw:text-box><text:p text:style-name="P23"><text:span text:style-name="T50"><text:s text:c="5"/></text:span><text:span text:style-name="T51"><text:s/></text:span><text:span text:style-name="T52">Dm7</text:span><text:span text:style-name="T51"> <text:s/></text:span></text:p><text:p text:style-name="P23"><text:span text:style-name="T51">Teu fogo vem queimar</text:span></text:p><text:p text:style-name="P23"><text:span text:style-name="T51"><text:s text:c="6"/></text:span><text:span text:style-name="T52">Bb</text:span><text:span text:style-name="T51"> <text:s text:c="2"/></text:span></text:p><text:p text:style-name="P23"><text:span text:style-name="T51">Teu povo estremecer</text:span></text:p><text:p text:style-name="P23"><text:span text:style-name="T51"><text:s text:c="3"/></text:span><text:span text:style-name="T52">F</text:span></text:p><text:p text:style-name="P23"><text:span text:style-name="T51">Nossos corações se prostrarão</text:span></text:p><text:p text:style-name="P23"><text:span text:style-name="T52"><text:s text:c="2"/></text:span><text:span text:style-name="T52">Am7</text:span></text:p><text:p text:style-name="P23"><text:span text:style-name="T51">Para que entre o Rei da Glória</text:span></text:p><text:p text:style-name="P23"><text:span text:style-name="T51"/></text:p><text:p text:style-name="P23"><text:span text:style-name="T51"/></text:p><text:p text:style-name="P23"><text:span text:style-name="T52"><text:s text:c="6"/></text:span><text:span text:style-name="T52">Dm7 <text:s/></text:span></text:p><text:p text:style-name="P23"><text:span text:style-name="T51">Teu fogo vem queimar</text:span></text:p><text:p text:style-name="P23"><text:span text:style-name="T51"><text:s text:c="6"/></text:span><text:span text:style-name="T52">Bb</text:span><text:span text:style-name="T51"> <text:s text:c="2"/></text:span></text:p><text:p text:style-name="P23"><text:span text:style-name="T51">Teu povo estremecer</text:span></text:p><text:p text:style-name="P23"><text:span text:style-name="T51"><text:s text:c="3"/></text:span><text:span text:style-name="T52">F</text:span></text:p><text:p text:style-name="P23"><text:span text:style-name="T51">Nossos joelhos se dobrarão</text:span></text:p><text:p text:style-name="P23"><text:span text:style-name="T51"><text:s text:c="2"/></text:span><text:span text:style-name="T52">Am7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Bb <text:s/>C</text:span></text:p><text:p text:style-name="P23"><text:span text:style-name="T51">Para que entre o Rei da Glória</text:span></text:p><text:p text:style-name="P23"><text:span text:style-name="T51"/></text:p><text:p text:style-name="P23"><text:span text:style-name="T51"/></text:p><text:p text:style-name="P23"><text:span text:style-name="T51"/></text:p></draw:text-box></draw:frame><draw:custom-shape text:anchor-type="paragraph" draw:z-index="9" draw:name="Forma8" draw:style-name="gr9" draw:text-style-name="P25" svg:width="0.412cm" svg:height="7.795cm" svg:x="11.045cm" svg:y="0.307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 text:c="2"/><text:tab/><text:tab/> <text:s text:c="2"/><text:span text:style-name="T42">C</text:span><text:span text:style-name="T44">9</text:span></text:p>
      <text:p text:style-name="P13">Brilha a tua Glória</text:p>
      <text:p text:style-name="P15"><text:s text:c="6"/><text:span text:style-name="T42">G</text:span><text:span text:style-name="T45">m</text:span><text:span text:style-name="T44">7</text:span></text:p>
      <text:p text:style-name="P13"><draw:custom-shape text:anchor-type="char" draw:z-index="4" draw:style-name="gr5" draw:text-style-name="P22" svg:width="0.805cm" svg:height="0.415cm" svg:x="6.884cm" svg:y="0.22cm"><text:p text:style-name="P21"><text:span text:style-name="T49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Rasga o céu</text:p>
      <text:p text:style-name="P13"/>
      <text:p text:style-name="P16"><text:s text:c="12"/><text:span text:style-name="T42">Dm</text:span><text:span text:style-name="T44">7<text:tab/><text:tab/> <text:s text:c="2"/></text:span><text:span text:style-name="T48">Somente na 2° vez</text:span><text:span text:style-name="T44"> <text:s text:c="4"/></text:span></text:p>
      <text:p text:style-name="P14">Teu amor me molda<text:tab/> <text:tab/></text:p>
      <text:p text:style-name="P15"><draw:custom-shape text:anchor-type="char" draw:z-index="10" draw:style-name="gr10" draw:text-style-name="P22" svg:width="0.835cm" svg:height="0.62cm" svg:x="10.211cm" svg:y="0.286cm"><text:p text:style-name="P21"><text:span text:style-name="T49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1"/><text:span text:style-name="T42">C</text:span><text:span text:style-name="T44">9</text:span></text:p>
      <text:p text:style-name="P13">Já não sou mais eu</text:p>
      <text:p text:style-name="P15"><draw:line text:anchor-type="paragraph" draw:z-index="7" draw:name="Forma6" draw:style-name="gr7" draw:text-style-name="P20" svg:x1="10.456cm" svg:y1="0.28cm" svg:x2="10.456cm" svg:y2="4.127cm"><text:p/></draw:line><draw:line text:anchor-type="paragraph" draw:z-index="8" draw:name="Forma7" draw:style-name="gr8" draw:text-style-name="P20" svg:x1="10.476cm" svg:y1="0.28cm" svg:x2="10.883cm" svg:y2="0.28cm"><text:p/></draw:line><text:s text:c="12"/><text:span text:style-name="T42">Am</text:span><text:span text:style-name="T44">7</text:span></text:p>
      <text:p text:style-name="P13">Clamamos reunidos</text:p>
      <text:p text:style-name="P15"><text:s text:c="3"/><text:tab/><text:tab/> <text:s/><text:span text:style-name="T42">Bb</text:span><text:span text:style-name="T40"> <text:s text:c="2"/></text:span></text:p>
      <text:p text:style-name="P13">Venha teu governo!</text:p>
      <text:p text:style-name="P6"/>
      <text:p text:style-name="P11"><text:span text:style-name="T21">Solo</text:span><text:span text:style-name="T18"> </text:span><text:span text:style-name="T21">2</text:span><text:span text:style-name="T19">x</text:span><text:span text:style-name="T26">: </text:span><text:span text:style-name="T27"><text:s text:c="2"/></text:span><text:span text:style-name="T22">Bb</text:span><text:span text:style-name="T28"> <text:s/></text:span><text:span text:style-name="T22">Dm C</text:span><text:span text:style-name="T23">9 </text:span><text:span text:style-name="T24">F/A</text:span></text:p>
      <text:p text:style-name="P9"><draw:custom-shape text:anchor-type="paragraph" draw:z-index="12" draw:name="Forma9" draw:style-name="gr12" draw:text-style-name="P25" svg:width="1.405cm" svg:height="0.489cm" svg:x="17.722cm" svg:y="0.372cm"><text:p/><draw:enhanced-geometry svg:viewBox="0 0 21600 21600" draw:type="rectangle" draw:enhanced-path="M 0 0 L 21600 0 21600 21600 0 21600 0 0 Z N"/></draw:custom-shape><text:span text:style-name="T8"><text:tab/><text:tab/> Bb</text:span><text:span text:style-name="T17"> <text:s/></text:span><text:span text:style-name="T8">Dm C</text:span><text:span text:style-name="T6">9 </text:span><text:span text:style-name="T12">Am7</text:span></text:p>
      <text:p text:style-name="P8"><draw:line text:anchor-type="paragraph" draw:z-index="13" draw:name="Forma10" draw:style-name="gr13" draw:text-style-name="P20" svg:x1="19.126cm" svg:y1="0.422cm" svg:x2="17.803cm" svg:y2="2.131cm"><text:p/></draw:line><draw:line text:anchor-type="paragraph" draw:z-index="15" draw:name="Forma12" draw:style-name="gr7" draw:text-style-name="P20" svg:x1="0.362cm" svg:y1="1.053cm" svg:x2="0.381cm" svg:y2="0.337cm"><text:p/></draw:line></text:p>
      <text:p text:style-name="P12"/>
      <text:p text:style-name="P6"><draw:line text:anchor-type="paragraph" draw:z-index="6" draw:name="Forma5" draw:style-name="gr7" draw:text-style-name="P20" svg:x1="0.362cm" svg:y1="0.175cm" svg:x2="10.457cm" svg:y2="0.175cm"><text:p/></draw:line></text:p>
      <text:p text:style-name="P4"><draw:line text:anchor-type="paragraph" draw:z-index="14" draw:name="Forma11" draw:style-name="gr14" draw:text-style-name="P20" svg:x1="17.803cm" svg:y1="0.813cm" svg:x2="16.683cm" svg:y2="0.813cm"><text:p/></draw:line><draw:custom-shape text:anchor-type="char" draw:z-index="11" draw:style-name="gr11" draw:text-style-name="P22" svg:width="2.557cm" svg:height="0.544cm" svg:x="13.638cm" svg:y="0.372cm"><text:p text:style-name="P21"><text:span text:style-name="T49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Tahoma2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20-07-13T23:45:29.928000000</dc:date>
    <meta:editing-cycles>62</meta:editing-cycles>
    <meta:editing-duration>P1DT7H3M19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45" meta:word-count="178" meta:character-count="1168" meta:non-whitespace-character-count="6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